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0e897" officeooo:paragraph-rsid="0005c2a6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34eca" officeooo:paragraph-rsid="0005c2a6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5c2a6" officeooo:paragraph-rsid="0005c2a6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34eca" officeooo:paragraph-rsid="0005c2a6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5c2a6" officeooo:paragraph-rsid="0005c2a6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5c2a6" officeooo:paragraph-rsid="00088d13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88d13" officeooo:paragraph-rsid="00088d13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34eca" officeooo:paragraph-rsid="0005c2a6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9f5f2" officeooo:paragraph-rsid="0009f5f2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34eca" officeooo:paragraph-rsid="00088d13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solid" style:text-underline-width="auto" style:text-underline-color="font-color" fo:font-weight="bold" officeooo:rsid="00134eca" officeooo:paragraph-rsid="00088d13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normal" officeooo:rsid="0005c2a6" officeooo:paragraph-rsid="0005c2a6" style:font-size-asian="15.75pt" style:font-weight-asian="normal" style:font-size-complex="18pt" style:font-weight-complex="normal"/>
    </style:style>
    <style:style style:name="T1" style:family="text">
      <style:text-properties officeooo:rsid="0005c2a6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88d13" style:font-weight-asian="normal" style:font-weight-complex="normal"/>
    </style:style>
    <style:style style:name="T5" style:family="text">
      <style:text-properties style:text-underline-style="none" officeooo:rsid="00088d13"/>
    </style:style>
    <style:style style:name="T6" style:family="text">
      <style:text-properties officeooo:rsid="00088d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TING IPA <text:span text:style-name="T1">CLIENT</text:span> ON CENTOS</text:p>
      <text:p text:style-name="P1"/>
      <text:p text:style-name="P1"/>
      <text:p text:style-name="P4">step1:<text:span text:style-name="T2"> setting up a static ip address for the server and the host</text:span></text:p>
      <text:p text:style-name="P11"><text:span text:style-name="T3">1)In this lab the client address</text:span></text:p>
      <text:p text:style-name="P10"><text:span text:style-name="T3"><text:s text:c="2"/></text:span></text:p>
      <text:p text:style-name="P10"><text:span text:style-name="T4"><text:tab/><text:tab/>ip: 192.168.0.103</text:span></text:p>
      <text:p text:style-name="P10"><text:span text:style-name="T4"><text:tab/><text:tab/>gateway:192.168.0.1</text:span></text:p>
      <text:p text:style-name="P10"><text:span text:style-name="T4"><text:tab/><text:tab/>dns:192.168.0.102 [server address]</text:span><text:span text:style-name="T3"> </text:span></text:p>
      <text:p text:style-name="P2"/>
      <text:p text:style-name="P2">[see the ip address section for the process of giving a static ip address]</text:p>
      <text:p text:style-name="P2"/>
      <text:p text:style-name="P10">step<text:span text:style-name="T6">2</text:span>: setting up <text:span text:style-name="T6">hostname</text:span></text:p>
      <text:p text:style-name="P10"><text:span text:style-name="T5"/></text:p>
      <text:p text:style-name="P3"><text:span text:style-name="T6">1</text:span>) hostnamectl set-hostname client1.<text:span text:style-name="T6">it</text:span>.<text:span text:style-name="T6">local</text:span></text:p>
      <text:p text:style-name="P3"/>
      <text:p text:style-name="P3"/>
      <text:p text:style-name="P10">step<text:span text:style-name="T6">3</text:span>: <text:span text:style-name="T6">edit the /etc/hosts file</text:span></text:p>
      <text:p text:style-name="P10"/>
      <text:p text:style-name="P12">3) vim /etc/hosts</text:p>
      <text:p text:style-name="P3"><text:span text:style-name="T6">192.168.0.103</text:span> client1.<text:span text:style-name="T6">it</text:span>.<text:span text:style-name="T6">local client1</text:span></text:p>
      <text:p text:style-name="P7">192.168.0.102 ipa.it.local ipa</text:p>
      <text:p text:style-name="P3"/>
      <text:p text:style-name="P10">step<text:span text:style-name="T6">4</text:span>: <text:span text:style-name="T6">restart the NIC to take in effect</text:span></text:p>
      <text:p text:style-name="P3"><text:span text:style-name="T6">1</text:span>) nmcli device down &lt;NIC/device&gt; <text:s/>/ ifdown &lt;NIC&gt;</text:p>
      <text:p text:style-name="P3"><text:span text:style-name="T6">2</text:span>) nmcli device up &lt;NIC/device&gt; <text:s text:c="6"/>/ ifup <text:s text:c="2"/>&lt;NIC&gt;</text:p>
      <text:p text:style-name="P10"><text:soft-page-break/>step<text:span text:style-name="T6">5</text:span>: <text:span text:style-name="T6">test with ping</text:span></text:p>
      <text:p text:style-name="P6"><text:span text:style-name="T6">1) </text:span>ping client1.<text:span text:style-name="T6">it</text:span>.<text:span text:style-name="T6">local </text:span></text:p>
      <text:p text:style-name="P6"><text:span text:style-name="T6">2) </text:span>ping <text:span text:style-name="T6">ipa</text:span>.<text:span text:style-name="T6">it</text:span>.<text:span text:style-name="T6">local</text:span></text:p>
      <text:p text:style-name="P6"/>
      <text:p text:style-name="P10">step<text:span text:style-name="T6">5</text:span>: <text:span text:style-name="T6">install ipa-client-packages</text:span></text:p>
      <text:p text:style-name="P3"/>
      <text:p text:style-name="P3">8) yum install ipa-client</text:p>
      <text:p text:style-name="P3"/>
      <text:p text:style-name="P10">step<text:span text:style-name="T6">5</text:span>: <text:span text:style-name="T6">install ipa-client</text:span></text:p>
      <text:p text:style-name="P10"/>
      <text:p text:style-name="P3">9) ipa-client-install [yes]</text:p>
      <text:p text:style-name="P3"/>
      <text:p text:style-name="P3">→authoraize enroll computer : admin</text:p>
      <text:p text:style-name="P3">→ password : open12345</text:p>
      <text:p text:style-name="P3"/>
      <text:p text:style-name="P3">10) authconfig –enablemkhomedir –update</text:p>
      <text:p text:style-name="P3"/>
      <text:p text:style-name="P3">11) systemctl enable sssd</text:p>
      <text:p text:style-name="P3"/>
      <text:p text:style-name="P3">12) nslookup <text:span text:style-name="T6">client1.it.local</text:span></text:p>
      <text:p text:style-name="P3"/>
      <text:p text:style-name="P3"/>
      <text:p text:style-name="P3"/>
      <text:p text:style-name="P9">[now logout from the session and login with the domain username and password that the in the server by admin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2:32:55.915903612</meta:creation-date>
    <meta:editing-duration>PT10M26S</meta:editing-duration>
    <meta:editing-cycles>3</meta:editing-cycles>
    <meta:generator>LibreOffice/6.0.7.3$Linux_X86_64 LibreOffice_project/00m0$Build-3</meta:generator>
    <dc:date>2019-08-24T12:43:21.631549200</dc:date>
    <meta:document-statistic meta:table-count="0" meta:image-count="0" meta:object-count="0" meta:page-count="2" meta:paragraph-count="30" meta:word-count="153" meta:character-count="1041" meta:non-whitespace-character-count="898"/>
  </office:meta>
</office:document-meta>
</file>